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item>
          <text:p text:style-name="P1"><text:span text:style-name="Emphasis"><text:span text:style-name="Strong_20_Emphasis">Arco 192</text:span></text:span><text:span text:style-name="Emphasis"><text:line-break/>– Arco 191 – Risulta finanziato da Antonio Francesco Pastarini.<text:line-break/><text:line-break/></text:span></text:p>
        </text:list-item>
      </text:list>
      <text:p text:style-name="P2">D O M<text:line-break/>AMPLIOREM HUNC FORNICEM TORRENTI<text:line-break/>SUBDITO IMPOSITUM<text:line-break/>… GRATIARUM FONTI HUMILLIME<text:line-break/>DICAVIT PRIVATA PIETAS</text:p>
      <text:p text:style-name="P2">A D MDCLXXVI”A Dio Ottimo Massimo. La pietà dei privati dedicò umilissimamente alla perenne Fonte della Grazia, nell’anno del Signore 1676, quest’arco più ampio posto sul sottostante torrente.”</text:p>
      <text:p text:style-name="Text_20_body"/>
      <text:p text:style-name="P2">L’anno di grazia 1903<text:line-break/>auspice ed iniziatrice la fabbriceria<text:line-break/>del santuario della B.V. di S.Luca<text:line-break/>dalla pia unione per ristauro dei portici<text:line-break/>fu compiuto il pavimento nuovo<text:line-break/>da Porta Saragozza al Meloncello<text:line-break/>contribuendo in equa parte<text:line-break/>i possessori delle case soprastanti o contigue<text:line-break/>con una somma cospicua e con la direzione dell’opera<text:line-break/>il comune<text:line-break/>—</text:p>
      <text:list xml:id="list31852524" text:continue-numbering="true" text:style-name="L1">
        <text:list-item>
          <text:p text:style-name="P1"><text:span text:style-name="Emphasis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1:58:34.26</dc:date>
    <dc:creator>carloggg </dc:creator>
    <meta:editing-duration>PT1H1M33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1" meta:paragraph-count="4" meta:word-count="112" meta:character-count="714"/>
  </office:meta>
</office:document-meta>
</file>